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84a8" officeooo:paragraph-rsid="001e84a8"/>
    </style:style>
    <style:style style:name="P2" style:family="paragraph" style:parent-style-name="Standard">
      <style:text-properties officeooo:rsid="001f63e4" officeooo:paragraph-rsid="00218385"/>
    </style:style>
    <style:style style:name="P3" style:family="paragraph" style:parent-style-name="Standard">
      <style:text-properties officeooo:rsid="00218385" officeooo:paragraph-rsid="00218385"/>
    </style:style>
    <style:style style:name="P4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21f28d" officeooo:paragraph-rsid="0021f28d" fo:background-color="#1e1e1e"/>
    </style:style>
    <style:style style:name="P6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21f28d" officeooo:paragraph-rsid="0021f28d" fo:background-color="#1e1e1e"/>
    </style:style>
    <style:style style:name="P7" style:family="paragraph" style:parent-style-name="Standard">
      <style:text-properties fo:color="#d4d4d4" style:font-name="Liberation Mono" fo:font-size="10.5pt" fo:font-weight="normal" officeooo:rsid="00218385" officeooo:paragraph-rsid="00218385" fo:background-color="#1e1e1e"/>
    </style:style>
    <style:style style:name="P8" style:family="paragraph" style:parent-style-name="Standard">
      <style:paragraph-properties style:line-height-at-least="0.198in"/>
      <style:text-properties fo:color="#d4d4d4" style:font-name="Liberation Mono" fo:font-size="10.5pt" fo:font-weight="normal" fo:background-color="#1e1e1e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Standard">
      <style:text-properties style:font-name="Liberation Mono" officeooo:paragraph-rsid="00218385"/>
    </style:style>
    <style:style style:name="P11" style:family="paragraph" style:parent-style-name="Standard">
      <style:paragraph-properties style:line-height-at-least="0.198in"/>
      <style:text-properties style:font-name="Liberation Mono"/>
    </style:style>
    <style:style style:name="P12" style:family="paragraph" style:parent-style-name="Standard">
      <style:paragraph-properties style:line-height-at-least="0.198in"/>
      <style:text-properties officeooo:rsid="0021f28d" officeooo:paragraph-rsid="0021f28d"/>
    </style:style>
    <style:style style:name="P13" style:family="paragraph" style:parent-style-name="Standard">
      <style:text-properties officeooo:rsid="0021f28d" officeooo:paragraph-rsid="0021f28d"/>
    </style:style>
    <style:style style:name="P14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15" style:family="paragraph" style:parent-style-name="Standard">
      <style:paragraph-properties style:line-height-at-least="0.198in"/>
      <style:text-properties officeooo:rsid="00240a67" officeooo:paragraph-rsid="00240a67"/>
    </style:style>
    <style:style style:name="P16" style:family="paragraph" style:parent-style-name="Standard">
      <style:text-properties officeooo:rsid="00240a67" officeooo:paragraph-rsid="00240a67"/>
    </style:style>
    <style:style style:name="P17" style:family="paragraph" style:parent-style-name="Standard">
      <style:text-properties officeooo:rsid="00255b13" officeooo:paragraph-rsid="00255b13"/>
    </style:style>
    <style:style style:name="P18" style:family="paragraph" style:parent-style-name="Standard">
      <style:text-properties officeooo:rsid="002758b8" officeooo:paragraph-rsid="002758b8"/>
    </style:style>
    <style:style style:name="P19" style:family="paragraph" style:parent-style-name="Standard">
      <style:paragraph-properties style:line-height-at-least="0.198in"/>
      <style:text-properties officeooo:rsid="0029f7ec" officeooo:paragraph-rsid="0029f7ec"/>
    </style:style>
    <style:style style:name="P20" style:family="paragraph" style:parent-style-name="Standard">
      <style:text-properties officeooo:rsid="002b0555" officeooo:paragraph-rsid="002b0555"/>
    </style:style>
    <style:style style:name="P21" style:family="paragraph" style:parent-style-name="Standard">
      <style:text-properties officeooo:rsid="002c1f2c" officeooo:paragraph-rsid="002c1f2c"/>
    </style:style>
    <style:style style:name="P22" style:family="paragraph" style:parent-style-name="Standard">
      <style:text-properties officeooo:rsid="00218385" officeooo:paragraph-rsid="00218385"/>
    </style:style>
    <style:style style:name="P23" style:family="paragraph" style:parent-style-name="Standard">
      <style:paragraph-properties style:line-height-at-least="0.198in"/>
      <style:text-properties officeooo:rsid="00235ac1" officeooo:paragraph-rsid="0021f28d"/>
    </style:style>
    <style:style style:name="P24" style:family="paragraph" style:parent-style-name="Standard">
      <style:text-properties officeooo:rsid="00240a67" officeooo:paragraph-rsid="00218385"/>
    </style:style>
    <style:style style:name="P25" style:family="paragraph" style:parent-style-name="Standard" style:list-style-name="L1">
      <style:text-properties officeooo:rsid="001f63e4" officeooo:paragraph-rsid="001f63e4"/>
    </style:style>
    <style:style style:name="P26" style:family="paragraph" style:parent-style-name="Standard" style:list-style-name="L1">
      <style:text-properties officeooo:rsid="002c1f2c" officeooo:paragraph-rsid="002c1f2c"/>
    </style:style>
    <style:style style:name="P27" style:family="paragraph" style:parent-style-name="Standard">
      <style:text-properties officeooo:rsid="002c1f2c" officeooo:paragraph-rsid="001e84a8"/>
    </style:style>
    <style:style style:name="P28" style:family="paragraph" style:parent-style-name="Standard">
      <style:text-properties officeooo:rsid="0021f28d" officeooo:paragraph-rsid="002758b8"/>
    </style:style>
    <style:style style:name="P29" style:family="paragraph" style:parent-style-name="Standard">
      <style:paragraph-properties fo:break-before="page"/>
      <style:text-properties officeooo:rsid="002de854" officeooo:paragraph-rsid="002ff8e1"/>
    </style:style>
    <style:style style:name="T1" style:family="text">
      <style:text-properties officeooo:rsid="001f63e4"/>
    </style:style>
    <style:style style:name="T2" style:family="text">
      <style:text-properties fo:color="#569cd6"/>
    </style:style>
    <style:style style:name="T3" style:family="text">
      <style:text-properties fo:color="#d4d4d4" fo:font-size="10.5pt" fo:font-weight="normal" officeooo:rsid="00218385" fo:background-color="#1e1e1e" loext:char-shading-value="0"/>
    </style:style>
    <style:style style:name="T4" style:family="text">
      <style:text-properties fo:color="#c586c0"/>
    </style:style>
    <style:style style:name="T5" style:family="text">
      <style:text-properties fo:color="#c586c0" fo:font-size="10.5pt" fo:font-weight="normal" officeooo:rsid="00218385" fo:background-color="#1e1e1e" loext:char-shading-value="0"/>
    </style:style>
    <style:style style:name="T6" style:family="text">
      <style:text-properties fo:color="#ce9178"/>
    </style:style>
    <style:style style:name="T7" style:family="text">
      <style:text-properties fo:color="#dcdcaa"/>
    </style:style>
    <style:style style:name="T8" style:family="text">
      <style:text-properties fo:color="#b5cea8"/>
    </style:style>
    <style:style style:name="T9" style:family="text">
      <style:text-properties fo:color="#d7ba7d"/>
    </style:style>
    <style:style style:name="T10" style:family="text">
      <style:text-properties fo:color="#9cdcfe"/>
    </style:style>
    <style:style style:name="T11" style:family="text">
      <style:text-properties officeooo:rsid="002de8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plementazio berriak:</text:p>
      <text:p text:style-name="P2"/>
      <text:p text:style-name="P28"/>
      <text:p text:style-name="P20">3. Aldaketak desegiteko aukera eman.</text:p>
      <text:p text:style-name="P2"/>
      <text:p text:style-name="P24">Aldaketak desegiteko definitions.h-n object3d estrukturari atributu bat gehitu diogu: transformazio_pila. Pilari esker, aldaketak desegiteko funtzionalitatea errez egingo da.</text:p>
      <text:p text:style-name="P16">Pilaren erazagupena eta inplementazioa pila.h eta pila.c fitxategietan eginda dago.</text:p>
      <text:p text:style-name="P16"/>
      <text:p text:style-name="P17">Beraz, aldaketak sartu ahala, pilari push() egingo diogu matrize berriekin. Edozein momentuan aldaketaren bat desegin nahi badugu, CTRL+ &lt;Z,z&gt; sakatuz aurreko aldaketara pasatuko gara, eta hala egin dezakegu hasierako objektura heldu arte edo aldaketa berri bat egin arte.</text:p>
      <text:p text:style-name="P17"/>
      <text:p text:style-name="P17"/>
      <text:p text:style-name="P21">KOMENTEU PILAN ERAGIKETAK</text:p>
      <text:p text:style-name="P21">KOMENTEU EINIKO FUNTZINO BARRIXE TRANSFORMATU() EDO HOLAKO ZOZE ONINO EZTOTENA IGO GITHUBERA xd.</text:p>
      <text:p text:style-name="P1"/>
      <text:p text:style-name="P1"/>
      <text:p text:style-name="P27"/>
      <text:p text:style-name="P29">uw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2:45:20.197023310</meta:creation-date>
    <dc:date>2018-11-13T19:15:13.436747230</dc:date>
    <meta:editing-duration>PT1H13M50S</meta:editing-duration>
    <meta:editing-cycles>16</meta:editing-cycles>
    <meta:generator>LibreOffice/6.0.6.2$Linux_X86_64 LibreOffice_project/00m0$Build-2</meta:generator>
    <meta:document-statistic meta:table-count="0" meta:image-count="0" meta:object-count="0" meta:page-count="2" meta:paragraph-count="8" meta:word-count="90" meta:character-count="711" meta:non-whitespace-character-count="629"/>
  </office:meta>
</office:document-meta>
</file>